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07_12-18-44_000.jpg</text:p>
          </table:table-cell>
          <table:table-cell table:style-name="ce4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97204 E-139-34-49.54467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07_15-01-33_000.jpg</text:p>
          </table:table-cell>
          <table:table-cell table:style-name="ce4" office:value-type="string">
            <text:p>:m RES 1*4 / free# JVEMV6 68#_33:1 / 68. theoretical-physics(tp) / w=対称テンソル；(T`_ij=α^i`k*α^j`l*T_kl);(T_ij=S_ij+A_ij);,topics=~,other=~,s=~,i=~,doc=r-1-5~4</text:p>
          </table:table-cell>
          <table:table-cell table:style-name="ce4"/>
          <table:table-cell table:style-name="ce4"/>
          <table:table-cell table:style-name="ce4" office:value-type="string">
            <text:p>N-35-35-28.587341 E-139-34-48.995361</text:p>
          </table:table-cell>
          <table:table-cell table:style-name="ce38" table:formula="of:=IF([.E3]=&quot;&quot;;[.C3];CONCATENATE([.C3];&quot; / &quot;;[.E3]))" office:value-type="string" office:string-value=":m RES 1*4 / free# JVEMV6 68#_33:1 / 68. theoretical-physics(tp) / w=対称テンソル；(T`_ij=α^i`k*α^j`l*T_kl);(T_ij=S_ij+A_ij);,topics=~,other=~,s=~,i=~,doc=r-1-5~4">
            <text:p>:m RES 1*4 / free# JVEMV6 68#_33:1 / 68. theoretical-physics(tp) / w=対称テンソル；(T`_ij=α^i`k*α^j`l*T_kl);(T_ij=S_ij+A_ij);,topics=~,other=~,s=~,i=~,doc=r-1-5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07_15-02-03_000.jpg</text:p>
          </table:table-cell>
          <table:table-cell table:style-name="ce19" office:value-type="string">
            <text:p>:m RES 2*4 / free# JVEMV6 68#_33:1 / 68. theoretical-physics(tp) / w=幹項；差項,topics=対称テンソル,other=~,s=~,i=~,doc=r-1-5~4</text:p>
          </table:table-cell>
          <table:table-cell table:style-name="ce19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4]=&quot;&quot;;[.C4];CONCATENATE([.C4];&quot; / &quot;;[.E4]))" office:value-type="string" office:string-value=":m RES 2*4 / free# JVEMV6 68#_33:1 / 68. theoretical-physics(tp) / w=幹項；差項,topics=対称テンソル,other=~,s=~,i=~,doc=r-1-5~4">
            <text:p>:m RES 2*4 / free# JVEMV6 68#_33:1 / 68. theoretical-physics(tp) / w=幹項；差項,topics=対称テンソル,other=~,s=~,i=~,doc=r-1-5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07_15-02-22_000.jpg</text:p>
          </table:table-cell>
          <table:table-cell table:style-name="ce8" office:value-type="string">
            <text:p>:m RES 3*4 / free# JVEMV6 68#_33:1 / 68. theoretical-physics(tp) / w=((α_il*α_jm-α_im*α_jl)*A^lm);,topics=対称テンソル,other=orig+,s=~,i=~,doc=r-1-5~4</text:p>
          </table:table-cell>
          <table:table-cell table:style-name="ce8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5]=&quot;&quot;;[.C5];CONCATENATE([.C5];&quot; / &quot;;[.E5]))" office:value-type="string" office:string-value=":m RES 3*4 / free# JVEMV6 68#_33:1 / 68. theoretical-physics(tp) / w=((α_il*α_jm-α_im*α_jl)*A^lm);,topics=対称テンソル,other=orig+,s=~,i=~,doc=r-1-5~4">
            <text:p>:m RES 3*4 / free# JVEMV6 68#_33:1 / 68. theoretical-physics(tp) / w=((α_il*α_jm-α_im*α_jl)*A^lm);,topics=対称テンソル,other=orig+,s=~,i=~,doc=r-1-5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07_15-02-46_000.jpg</text:p>
          </table:table-cell>
          <table:table-cell table:style-name="ce8" office:value-type="string">
            <text:p>:m RES 4*4 / free# JVEMV6 68#_33:1 / 68. theoretical-physics(tp) / w=(A`_k=α_k.*A_n);擬テンソル,topics=~,other=orig+,s=~,i=~,doc=r-1-5~4</text:p>
          </table:table-cell>
          <table:table-cell table:style-name="ce8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8" table:formula="of:=IF([.E6]=&quot;&quot;;[.C6];CONCATENATE([.C6];&quot; / &quot;;[.E6]))" office:value-type="string" office:string-value=":m RES 4*4 / free# JVEMV6 68#_33:1 / 68. theoretical-physics(tp) / w=(A`_k=α_k.*A_n);擬テンソル,topics=~,other=orig+,s=~,i=~,doc=r-1-5~4">
            <text:p>:m RES 4*4 / free# JVEMV6 68#_33:1 / 68. theoretical-physics(tp) / w=(A`_k=α_k.*A_n);擬テンソル,topics=~,other=orig+,s=~,i=~,doc=r-1-5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07_17-13-46_000.jpg</text:p>
          </table:table-cell>
          <table:table-cell table:style-name="ce8" office:value-type="string">
            <text:p>:PHOTO 記録用 / @自室前：ベランダ / target=種（たね） occasion=種を植えた species=長ネギ,id=2021-07-07_17-13-46_000.jpg</text:p>
          </table:table-cell>
          <table:table-cell table:style-name="ce8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8" table:formula="of:=IF([.E7]=&quot;&quot;;[.C7];CONCATENATE([.C7];&quot; / &quot;;[.E7]))" office:value-type="string" office:string-value=":PHOTO 記録用 / @自室前：ベランダ / target=種（たね） occasion=種を植えた species=長ネギ,id=2021-07-07_17-13-46_000.jpg">
            <text:p>:PHOTO 記録用 / @自室前：ベランダ / target=種（たね） occasion=種を植えた species=長ネギ,id=2021-07-07_17-13-46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07_17-13-48_000.jpg</text:p>
          </table:table-cell>
          <table:table-cell table:style-name="ce8" office:value-type="string">
            <text:p>:PHOTO 記録用 / @自室前：ベランダ / target=種（たね） occasion=双葉が出た species=カボチャ,id=2021-06-23_14-29-35_000.jpg</text:p>
          </table:table-cell>
          <table:table-cell table:style-name="ce8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8" table:formula="of:=IF([.E8]=&quot;&quot;;[.C8];CONCATENATE([.C8];&quot; / &quot;;[.E8]))" office:value-type="string" office:string-value=":PHOTO 記録用 / @自室前：ベランダ / target=種（たね） occasion=双葉が出た species=カボチャ,id=2021-06-23_14-29-35_000.jpg">
            <text:p>:PHOTO 記録用 / @自室前：ベランダ / target=種（たね） occasion=双葉が出た species=カボチャ,id=2021-06-23_14-29-35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07_21-00-07_000.jpg</text:p>
          </table:table-cell>
          <table:table-cell table:style-name="ce8" office:value-type="string">
            <text:p>:m 食べた物</text:p>
          </table:table-cell>
          <table:table-cell table:style-name="ce8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07_23-20-42_000.jpg</text:p>
          </table:table-cell>
          <table:table-cell table:style-name="ce8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8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8" table:formula="of:=IF([.E10]=&quot;&quot;;[.C10];CONCATENATE([.C10];&quot; / &quot;;[.E10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08_01-16-25_000.jpg</text:p>
          </table:table-cell>
          <table:table-cell table:style-name="ce19" office:value-type="string">
            <text:p>:m :PHOTO 寝た時刻 / 2021</text:p>
          </table:table-cell>
          <table:table-cell table:style-name="ce8"/>
          <table:table-cell table:style-name="ce4"/>
          <table:table-cell table:style-name="ce4" office:value-type="string">
            <text:p>N-35-35-28.697204 E-139-34-49.050292</text:p>
          </table:table-cell>
          <table:table-cell table:style-name="ce38" table:formula="of:=IF([.E11]=&quot;&quot;;[.C11];CONCATENATE([.C11];&quot; / &quot;;[.E11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08_05-30-4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08_07-20-06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8.601074 E-139-34-48.885498</text:p>
          </table:table-cell>
          <table:table-cell table:style-name="ce38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08_07-24-18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8"/>
          <table:table-cell table:style-name="ce4"/>
          <table:table-cell table:style-name="ce4" office:value-type="string">
            <text:p>N-35-35-28.683471 E-139-34-49.544677</text:p>
          </table:table-cell>
          <table:table-cell table:style-name="ce38" table:formula="of:=IF([.E14]=&quot;&quot;;[.C14];CONCATENATE([.C14];&quot; / &quot;;[.E1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8">2021/07/08</text:date>, <text:time>08:3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08T08:30:39.40</dc:date>
    <dc:creator>iwabuchi ken</dc:creator>
    <meta:editing-duration>P35DT4M11S</meta:editing-duration>
    <meta:editing-cycles>12891</meta:editing-cycles>
    <meta:document-statistic meta:table-count="1" meta:cell-count="360" meta:object-count="0"/>
  </office:meta>
</office:document-meta>
</file>